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c1e16" officeooo:paragraph-rsid="001c1e16"/>
    </style:style>
    <style:style style:name="P2" style:family="paragraph" style:parent-style-name="Standard">
      <style:paragraph-properties fo:line-height="200%"/>
      <style:text-properties officeooo:rsid="001c1e16" officeooo:paragraph-rsid="002abe7c"/>
    </style:style>
    <style:style style:name="P3" style:family="paragraph" style:parent-style-name="Standard">
      <style:paragraph-properties fo:line-height="200%"/>
      <style:text-properties style:font-name="Times" officeooo:rsid="001c1e16" officeooo:paragraph-rsid="001c1e16"/>
    </style:style>
    <style:style style:name="T1" style:family="text">
      <style:text-properties style:text-position="super 58%" style:font-name="Times" officeooo:rsid="001c7fc7"/>
    </style:style>
    <style:style style:name="T2" style:family="text">
      <style:text-properties officeooo:rsid="0021a47d"/>
    </style:style>
    <style:style style:name="T3" style:family="text">
      <style:text-properties style:font-name="Times"/>
    </style:style>
    <style:style style:name="T4" style:family="text">
      <style:text-properties style:font-name="Times" officeooo:rsid="001c7fc7"/>
    </style:style>
    <style:style style:name="T5" style:family="text">
      <style:text-properties style:font-name="Times" officeooo:rsid="0023b09b"/>
    </style:style>
    <style:style style:name="T6" style:family="text">
      <style:text-properties style:font-name="Times" officeooo:rsid="0024304d"/>
    </style:style>
    <style:style style:name="T7" style:family="text">
      <style:text-properties style:font-name="Times" officeooo:rsid="0024edf6"/>
    </style:style>
    <style:style style:name="T8" style:family="text">
      <style:text-properties style:font-name="Times" officeooo:rsid="0026e22c"/>
    </style:style>
    <style:style style:name="T9" style:family="text">
      <style:text-properties style:font-name="Times" officeooo:rsid="002761ea"/>
    </style:style>
    <style:style style:name="T10" style:family="text">
      <style:text-properties style:font-name="Times" officeooo:rsid="002abe7c"/>
    </style:style>
    <style:style style:name="T11" style:family="text">
      <style:text-properties style:font-name="Times" officeooo:rsid="002f3ac8"/>
    </style:style>
    <style:style style:name="T12" style:family="text">
      <style:text-properties style:font-name="Times" officeooo:rsid="00349d12"/>
    </style:style>
    <style:style style:name="T13" style:family="text">
      <style:text-properties style:font-name="Times" officeooo:rsid="0034f892"/>
    </style:style>
    <style:style style:name="T14" style:family="text">
      <style:text-properties style:font-name="Times" officeooo:rsid="0036073f"/>
    </style:style>
    <style:style style:name="T15" style:family="text">
      <style:text-properties style:font-name="Times" officeooo:rsid="00375127"/>
    </style:style>
    <style:style style:name="T16" style:family="text">
      <style:text-properties style:font-name="Times" officeooo:rsid="00391379"/>
    </style:style>
    <style:style style:name="T17" style:family="text">
      <style:text-properties style:font-name="Times" officeooo:rsid="003c7f89"/>
    </style:style>
    <style:style style:name="T18" style:family="text">
      <style:text-properties officeooo:rsid="002761ea"/>
    </style:style>
    <style:style style:name="T19" style:family="text">
      <style:text-properties officeooo:rsid="002abe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3">It is regretful to report to all those who have ever thought to be knowledgeable in a subject that humanity, in fact, knows nothing at all. While highly controversial, this is at least the position supported by the skeptic as argued in the philosophical problem of the diallelus. </text:span><text:span text:style-name="T4">In his work, the Problem of the Criterion, 20</text:span><text:span text:style-name="T1">th</text:span><text:span text:style-name="T4"> century American philosopher Roderick Chisholm describes th</text:span><text:span text:style-name="T11">is</text:span><text:span text:style-name="T4"> problem as the “vicious circle” that </text:span><text:span text:style-name="T11">oscillates between the issues</text:span><text:span text:style-name="T4"> of determining one's beliefs and </text:span><text:span text:style-name="T11">the nature of being</text:span><text:span text:style-name="T4"> able to make this determination. At first glance it appears as though there is no solution to this problem. It is impossible to know which beliefs are good and bad without a criterion for judging beliefs, however, each criterion could also be good or bad, and in turn needs to be judged itself. This regression, like the debate around it, spins continually </text:span><text:span text:style-name="T11">on through history</text:span><text:span text:style-name="T4"> as the source of </text:span><text:span text:style-name="T11">great philosophical debate on the issue of the validity of human knowledge</text:span><text:span text:style-name="T4">. </text:span><text:span text:style-name="T11">In his paper </text:span><text:span text:style-name="T4">Chisholm proposes that each of main interpretations of th</text:span><text:span text:style-name="T11">is </text:span><text:span text:style-name="T4">problem falls into one of three schools of thought. Of these three interpretations, it is the particularist point of view which provides the strongest and most compelling solution to this problem, as </text:span><text:span text:style-name="T11">approached</text:span><text:span text:style-name="T4"> by the Austrian-British philosopher Ludwig Wittgenstein.</text:span></text:p>
      <text:p text:style-name="P3"><text:tab/><text:span text:style-name="T2">In order to clarify the different views of this problem, Chisholm breaks the three stances into discernible groups referred to as the skeptics, methodists, and particularists. Each group is separated by their differing views on the issues of what to believe, and the method for choosing these beliefs. The skeptics propose that the diallelus is an unsolvable problem and that the cycle of knowing one's beliefs, and knowing how to choose one's beliefs is purely a paradox. They suggest that it is impossible to know anything and that the knowledge humanity has acquired does not have a valid foundation. The methodists attempt to solve this problem by addressing the second issue of choosing a criterion for determining a set of beliefs. By first establishing a criterion, like a set of instructions, they argue that it becomes possible to put together a system of beliefs and sort the good ones from the bad. In contrast, </text:span><text:soft-page-break/><text:span text:style-name="T2">the particularists propose the opposite solution to the methodists and assert that it is the first part of the diallelus, the knowing of certain beliefs, that must come before the establishment of any method. They maintain that it is impossible to establish a criterion for deciding the validity of certain beliefs without existing truths against which the method can be applied. It is this school of thought, along with its supporters such as Ludwig Wittgenstein, that makes the strongest case for solving this problem.</text:span></text:p>
      <text:p text:style-name="P1"><text:span text:style-name="T5"><text:tab/>Wittgenstein approaches the </text:span><text:span text:style-name="T12">matter</text:span><text:span text:style-name="T5"> of the diallelus by combating the methodist argument that one cannot have beliefs without first having a method. </text:span><text:span text:style-name="T9">He</text:span><text:span text:style-name="T5"> insists that certain essential components of a person's life, such as one's body, must </text:span><text:span text:style-name="T9">be believed to exist without </text:span><text:span text:style-name="T13">need for proof</text:span><text:span text:style-name="T5">. Those who oppose arguments like that of Moore and suggest that the very hand that a person holds in front of his or her face are playing what Wittgenstein refers to as “language games”. </text:span><text:span text:style-name="T9">Anyone who </text:span><text:span text:style-name="T13">argues against</text:span><text:span text:style-name="T9"> this view this </text:span><text:span text:style-name="T6">is “overlooking the fact that a doubt about existence only works in a language-game. Hence that we should first have to ask: what would such a doubt even be like? And don't understand straight off” (Wittgenstein, 142). </text:span><text:span text:style-name="T9">T</text:span><text:span text:style-name="T6">o doubt something as fundamental as the existence of one's own body simply does not make sense. A person does not need a criterion to recognize that his or her hand can be raise and lowered and that this appendage is most definitely real. There are some beliefs that can and must be taken for granted if </text:span><text:span text:style-name="T14">people are to be able to interact with others and their environment</text:span><text:span text:style-name="T6">. </text:span><text:span text:style-name="T7">In order to argue against something existing, </text:span><text:span text:style-name="T15">Wittgenstein goes on to insist that </text:span><text:span text:style-name="T7">it is necessary to use as a base an object that can be certain to exist. This is the issue that methodists face when trying to first create a criterion. </text:span><text:span text:style-name="T9">Wittgenstein suggests that</text:span><text:span text:style-name="T7"> “</text:span><text:span text:style-name="T9">if you tried to doubt everything you would not get as far as doubting anything. T</text:span><text:span text:style-name="T7">he game of doubting presupposes certainty” (Wittgenstein, 147). </text:span><text:span text:style-name="T9">A methodology can only disprove a belief when </text:span><text:span text:style-name="T15">it is</text:span><text:span text:style-name="T9"> juxtaposed against something that is known to be true</text:span><text:span text:style-name="T8">. Wittgenstein concludes that there must </text:span><text:span text:style-name="T9">be some initial truths that people can accept without question. </text:span><text:span text:style-name="T16">The particularist approach exhibited by Wittenstein is furthered through his development of a system of <text:s/></text:span><text:soft-page-break/><text:span text:style-name="T16">beliefs and the criterion that follows from them.</text:span></text:p>
      <text:p text:style-name="P2"><text:tab/><text:span text:style-name="T18">In order to develop his initial system of beliefs, Wittgenstein turns to the example of a child. Children are required to learn very quickly and in order to make progress, they must at first accept what they learn as true and doubt facts later. In contrast to Descartes' method of proving things to be true, beginning with his Cogito, children accept a wealth of information at a time in the same way that “light dawns gradually over the whole” (Wittgenstein, 149). If a child did not believe what they initially experience to be true, they would not learn fast enough. Rather than a filter, the human system of beliefs is an evolution. The majority of things that children learn such as language, morality, and their interaction with their body are largely correct. They then go on to refine their understanding and remove the faulty beliefs that do not match their overall system. It is from this initial system of beliefs that Wittgenstein argues that the particularist should form a criterion. Like the child, Wittgenstein explains, “I do not explicitly learn the propositions that stand fast for me. I can discover them subsequently like the axis around which a body rotates. This axis is not fixed in the sense that anything holds it fast, but the movement around it determines its immobility” (Wittgenstein 150). The axis of truths that a person builds for him or herself is not stationary. It can shift as a person learns new information and affirms or denies certain ideas, but it grows more stable as they progress from a child to an adult. If a person's beliefs form an axis, then the criterion, the method used to validate beliefs is the movement around the axis that holds it in place. This movement is defined by Wittgenstein as a person's experience: “I learned an enormous amount and accepted it on human authority, and then I found some things confirmed or disconfirmed by my own experience” (Wittgenstein, 150). <text:s/></text:span><text:span text:style-name="T10">The axis of a person's beliefs is held together by his or her experience as they grow older. With experience comes the wisdom to be able to decide between good and bad beliefs, and it is through this ongoing process that a person's system of beliefs is able to evolve. Wittgenstein has shown that there is a system of beliefs that all people must first accept, and rather than only admit good beliefs, it is a system of good </text:span><text:soft-page-break/><text:span text:style-name="T10">and bad beliefs that is </text:span><text:span text:style-name="T17">improved</text:span><text:span text:style-name="T10"> over time through the criterion developed by his or her experience.</text:span></text:p>
      <text:p text:style-name="P1"><text:tab/><text:span text:style-name="T19">With the support of Wittgenstein it is clear that the particularist approach to the problem of the diallelus provides the most logical solution. While most people do not develop a system for determining what they know with the same rigour that a philosopher or a mathematician develops a proof, the skeptic must be wrong because these people still know a great many things. Everyone knows that they exist without the formal proof of Descartes' Cogito. If, according to the methodist, trusting the basic beliefs about morality and the external world that people develop from a young age is incorrect until they verify these beliefs using some criterion. If that were the case then as Wittgenstein puts it, “how should all these people be wrong?” (Wittgenstein, 149). These beliefs are so simple, and so integral to human society that it seems redundant to force them to be verified by some criterion before being accepted as truth. <text:s/>Occam's Razor supports the simplest approach that these beliefs should in fact be considered true unless given reason to suspect otherwise. The methodist approach of filtering beliefs before allowing them to be accepted is both too strict and complex. Human society would be years behind where it is today if the methodist approach had been the dominant belief system. By forming a system of beliefs that has an initial foundation and which evolves using experience as a criterion, people are able to move forward with their lives and their theories at a much faster pace. Chisholm himself ultimately supports the particularist viewpoint and concludes that there are “many things that we quite obviously know to be true. If you say what you think you see and feel and hear at this moment, you're most likely right” (Chisholm, 157). It is wise for a person to trust his or her senses, and trust him or her self unless given reason to suspect otherwise. If humanity had taken the time to verify such basic beliefs as the existence of a person's own hand then it could very possibly be the case that by now they would be just about ready to move on to the le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6T14:12:10.640986165</meta:creation-date>
    <meta:generator>LibreOffice/4.2.7.2$Linux_X86_64 LibreOffice_project/420m0$Build-2</meta:generator>
    <dc:date>2014-11-16T19:56:11.169821289</dc:date>
    <meta:editing-duration>PT5H16M6S</meta:editing-duration>
    <meta:editing-cycles>21</meta:editing-cycles>
    <meta:document-statistic meta:table-count="0" meta:image-count="0" meta:object-count="0" meta:page-count="4" meta:paragraph-count="5" meta:word-count="1556" meta:character-count="9188" meta:non-whitespace-character-count="7629"/>
  </office:meta>
</office:document-meta>
</file>